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draw:marker-start-width="0.35cm" draw:marker-end-width="0.35cm" draw:textarea-horizontal-align="justify" draw:textarea-vertical-align="top" draw:auto-grow-height="false" fo:min-height="2.358cm" fo:min-width="10.108cm" fo:padding-top="0.175cm" fo:padding-bottom="0.175cm" fo:padding-left="0.3cm" fo:padding-right="0.3cm" loext:decorative="false"/>
      <style:paragraph-properties style:writing-mode="lr-tb"/>
    </style:style>
    <style:style style:name="gr2" style:family="graphic" style:parent-style-name="standard">
      <style:graphic-properties draw:stroke="solid" svg:stroke-color="#000000" draw:fill="solid" draw:fill-color="#f6f9d4" draw:auto-grow-height="true" draw:auto-grow-width="false" fo:min-height="4.75cm" loext:decorative="false"/>
      <style:paragraph-properties style:writing-mode="lr-tb"/>
    </style:style>
    <style:style style:name="gr3" style:family="graphic" style:parent-style-name="objectwithoutfill">
      <style:graphic-properties svg:stroke-color="#000000" draw:marker-end="Extrémités_20_de_20_flèche_20_1" draw:marker-end-width="0.3cm" draw:fill="none" draw:textarea-vertical-align="middle" loext:decorative="false"/>
    </style:style>
    <style:style style:name="gr4" style:family="graphic" style:parent-style-name="standard">
      <style:graphic-properties draw:stroke="dash" draw:stroke-dash="Dash_20__28_Rounded_29_" svg:stroke-color="#000000" svg:stroke-linecap="round" draw:fill="none" loext:fill-use-slide-background="false" draw:textarea-horizontal-align="justify" draw:textarea-vertical-align="middle" draw:auto-grow-height="false" fo:min-height="0.51cm" fo:min-width="3.96cm" loext:decorative="false"/>
    </style:style>
    <style:style style:name="gr5" style:family="graphic" style:parent-style-name="standard">
      <style:graphic-properties svg:stroke-color="#000000" draw:fill="solid" draw:fill-color="#d4ea6b" draw:textarea-horizontal-align="justify" draw:textarea-vertical-align="middle" draw:auto-grow-height="false" fo:min-height="0.654cm" fo:min-width="2.404cm" loext:decorative="false"/>
      <style:paragraph-properties style:writing-mode="lr-tb"/>
    </style:style>
    <style:style style:name="gr6" style:family="graphic" style:parent-style-name="objectwithoutfill">
      <style:graphic-properties draw:stroke="dash" draw:stroke-dash="Dash_20__28_Rounded_29_" svg:stroke-color="#000000" svg:stroke-linecap="round" draw:fill="none" draw:textarea-vertical-align="middle" loext:decorative="false"/>
    </style:style>
    <style:style style:name="gr7" style:family="graphic" style:parent-style-name="objectwithoutfill">
      <style:graphic-properties svg:stroke-color="#000000" draw:marker-end="Extrémités_20_de_20_flèche_20_2" draw:marker-end-width="0.3cm" draw:fill="none" draw:textarea-vertical-align="middle" loext:decorative="false"/>
    </style:style>
    <style:style style:name="gr8" style:family="graphic" style:parent-style-name="standard">
      <style:graphic-properties draw:stroke="dash" draw:stroke-dash="Dash_20__28_Rounded_29_" svg:stroke-width="0.1cm" svg:stroke-color="#000000" draw:marker-start-width="0.35cm" draw:marker-end-width="0.35cm" svg:stroke-linecap="round" draw:fill="none" draw:fill-color="#ffffff" draw:textarea-horizontal-align="left" draw:auto-grow-height="true" draw:auto-grow-width="false" fo:min-height="1.423cm" fo:min-width="0cm" fo:padding-top="0.175cm" fo:padding-bottom="0.175cm" fo:padding-left="0.3cm" fo:padding-right="0.3cm" loext:decorative="false"/>
      <style:paragraph-properties style:writing-mode="lr-tb"/>
    </style:style>
    <style:style style:name="gr9" style:family="graphic">
      <style:graphic-properties style:protect="size" loext:decorative="false"/>
    </style:style>
    <style:style style:name="gr10" style:family="graphic" style:parent-style-name="standard">
      <style:graphic-properties draw:stroke="solid" svg:stroke-color="#000000" draw:fill="solid" draw:fill-color="#f6f9d4" draw:auto-grow-height="true" draw:auto-grow-width="false" fo:min-height="1.593cm" loext:decorative="false"/>
      <style:paragraph-properties style:writing-mode="lr-tb"/>
    </style:style>
    <style:style style:name="gr11" style:family="graphic" style:parent-style-name="standard">
      <style:graphic-properties svg:stroke-width="0.1cm" svg:stroke-color="#ffb66c" draw:marker-start-width="0.35cm" draw:marker-end-width="0.35cm" draw:fill="solid" draw:fill-color="#ffdbb6" draw:textarea-horizontal-align="justify" draw:textarea-vertical-align="top" draw:auto-grow-height="false" fo:min-height="1.906cm" fo:min-width="10.156cm" fo:padding-top="0.175cm" fo:padding-bottom="0.175cm" fo:padding-left="0.3cm" fo:padding-right="0.3cm" loext:decorative="false"/>
      <style:paragraph-properties style:writing-mode="lr-tb"/>
    </style:style>
    <style:style style:name="gr12" style:family="graphic" style:parent-style-name="standard">
      <style:graphic-properties svg:stroke-color="#000000" draw:fill-color="#77bc65" draw:textarea-horizontal-align="justify" draw:textarea-vertical-align="middle" draw:auto-grow-height="false" fo:min-height="0.654cm" fo:min-width="2.404cm" loext:decorative="false"/>
      <style:paragraph-properties style:writing-mode="lr-tb"/>
    </style:style>
    <style:style style:name="gr13" style:family="graphic" style:parent-style-name="objectwithoutfill">
      <style:graphic-properties draw:fill="none" draw:textarea-vertical-align="middle" loext:decorative="false"/>
    </style:style>
    <style:style style:name="gr14" style:family="graphic" style:parent-style-name="standard">
      <style:graphic-properties draw:stroke="none" svg:stroke-color="#000000" draw:fill="none" draw:fill-color="#ffffff" draw:textarea-horizontal-align="left" draw:auto-grow-height="true" draw:auto-grow-width="false" fo:min-height="0.512cm" fo:min-width="0cm" loext:decorative="false"/>
      <style:paragraph-properties style:writing-mode="lr-tb"/>
    </style:style>
    <style:style style:name="gr15" style:family="graphic" style:parent-style-name="standard">
      <style:graphic-properties svg:stroke-color="#127622" draw:fill="solid" draw:fill-color="#77bc65" draw:textarea-vertical-align="middle" draw:auto-grow-height="false" fo:min-height="0.538cm" fo:min-width="0cm" fo:wrap-option="wrap" loext:decorative="false"/>
    </style:style>
    <style:style style:name="pr1" style:family="presentation" style:parent-style-name="Standard-notes">
      <style:graphic-properties draw:fill-color="#ffffff" fo:min-height="13.364cm" loext:decorative="false"/>
      <style:paragraph-properties style:writing-mode="lr-tb"/>
    </style:style>
    <style:style style:name="P1" style:family="paragraph">
      <style:paragraph-properties fo:text-align="start"/>
    </style:style>
    <style:style style:name="P2" style:family="paragraph">
      <style:paragraph-properties fo:margin-left="0cm" fo:margin-right="0cm" fo:margin-top="0cm" fo:margin-bottom="0cm" fo:line-height="100%" fo:text-indent="0cm"/>
    </style:style>
    <style:style style:name="P3" style:family="paragraph">
      <loext:graphic-properties draw:fill="solid" draw:fill-color="#f6f9d4"/>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solid" draw:fill-color="#d4ea6b"/>
      <style:paragraph-properties fo:text-align="center"/>
    </style:style>
    <style:style style:name="P7" style:family="paragraph">
      <style:text-properties fo:font-size="12pt" style:font-size-asian="12pt" style:font-size-complex="12pt"/>
    </style:style>
    <style:style style:name="P8" style:family="paragraph">
      <loext:graphic-properties draw:fill="none" draw:fill-color="#ffffff"/>
      <style:text-properties fo:font-size="12pt" style:font-size-asian="12pt" style:font-size-complex="12pt"/>
    </style:style>
    <style:style style:name="P9" style:family="paragraph">
      <loext:graphic-properties draw:fill-color="#ffffff"/>
    </style:style>
    <style:style style:name="P10" style:family="paragraph">
      <loext:graphic-properties draw:fill="solid" draw:fill-color="#ffdbb6"/>
      <style:paragraph-properties fo:text-align="start"/>
    </style:style>
    <style:style style:name="P11" style:family="paragraph">
      <loext:graphic-properties draw:fill-color="#77bc65"/>
      <style:paragraph-properties fo:text-align="center"/>
    </style:style>
    <style:style style:name="P12" style:family="paragraph">
      <loext:graphic-properties draw:fill="none" draw:fill-color="#ffffff"/>
    </style:style>
    <style:style style:name="P13" style:family="paragraph">
      <loext:graphic-properties draw:fill="solid" draw:fill-color="#77bc65"/>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Courier New" fo:font-size="10pt" style:font-size-asian="10pt" style:font-size-complex="10pt"/>
    </style:style>
    <style:style style:name="T3" style:family="text">
      <style:text-properties fo:font-variant="normal" fo:text-transform="none" style:use-window-font-color="true" loext:opacity="0%"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1cm" svg:height="3cm" svg:x="2.8cm" svg:y="8.1cm">
          <text:p text:style-name="P1"><text:s text:c="12"/><text:span text:style-name="T1">ParallelExecutionQue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26cm" svg:height="5cm" svg:x="0.3cm" svg:y="2.1cm">
          <draw:text-box>
            <text:p><text:span text:style-name="T2">// in some OperatorNode sub class,</text:span></text:p>
            <text:p><text:span text:style-name="T2">void execute() override final</text:span></text:p>
            <text:p><text:span text:style-name="T2">{</text:span></text:p>
            <text:p><text:span text:style-name="T2"><text:s text:c="2"/></text:span><text:span text:style-name="T2">// Create two parallel operations, encapsulated in some opaque objects</text:span></text:p>
            <text:p><text:span text:style-name="T2"><text:s text:c="2"/></text:span><text:span text:style-name="T2">// ( ParallelExecutionContext carried in a ParallelExecutionWrapper )</text:span></text:p>
            <text:p><text:span text:style-name="T2"><text:s text:c="2"/></text:span><text:span text:style-name="T2">auto par_op1 = block_parallel_for( array1-&gt;rows(), array1_kernel1, parallel_execution_context("a1_k1") );</text:span></text:p>
            <text:p><text:span text:style-name="T2"><text:s text:c="2"/></text:span><text:span text:style-name="T2">auto par_op2 = block_parallel_for( array1-&gt;rows(), array1_kernel2, parallel_execution_context("a1_k2") );</text:span></text:p>
            <text:p><text:span text:style-name="T2"><text:s text:c="2"/></text:span><text:span text:style-name="T2">// first enqueue operations before scheduming, gives oppertunities to optimize their combined scheduling scheme</text:span></text:p>
            <text:p><text:span text:style-name="T2"/></text:p>
            <text:p text:style-name="P2"><text:span text:style-name="T3"><text:s text:c="2"/></text:span><text:span text:style-name="T3">parallel_execution_queue() &lt;&lt; std::move(</text:span><text:span text:style-name="T3">par_op1) &lt;&lt; std::move(</text:span><text:span text:style-name="T2">par_op2) ;</text:span></text:p>
            <text:p><text:span text:style-name="T2"><text:s text:c="2"/>…</text:span></text:p>
          </draw:text-box>
        </draw:frame>
        <draw:line draw:style-name="gr3" draw:text-style-name="P4" draw:layer="layout" svg:x1="3.8cm" svg:y1="6.1cm" svg:x2="3.8cm" svg:y2="8.1cm">
          <text:p/>
        </draw:line>
        <draw:custom-shape draw:style-name="gr4" draw:text-style-name="P4" draw:layer="layout" svg:width="4.7cm" svg:height="1cm" svg:x="6.5cm" svg:y="5.5cm">
          <text:p/>
          <draw:enhanced-geometry svg:viewBox="0 0 21600 21600" draw:path-stretchpoint-x="10800" draw:path-stretchpoint-y="10800" draw:text-areas="?f3 ?f4 ?f5 ?f6" draw:type="round-rectangle" draw:modifiers="8911.88811188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3cm" svg:height="1cm" svg:x="3.4cm" svg:y="9.6cm">
          <text:p text:style-name="P5">par_op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3cm" svg:height="1cm" svg:x="7.101cm" svg:y="9.601cm">
          <text:p text:style-name="P5">par_op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4" draw:layer="layout" svg:x1="6.4cm" svg:y1="10.1cm" svg:x2="7.101cm" svg:y2="10.1cm">
          <text:p/>
        </draw:line>
        <draw:line draw:style-name="gr7" draw:text-style-name="P4" draw:layer="layout" svg:x1="6.8cm" svg:y1="6.5cm" svg:x2="4.3cm" svg:y2="9.6cm">
          <text:p/>
        </draw:line>
        <draw:custom-shape draw:style-name="gr4" draw:text-style-name="P4" draw:layer="layout" svg:width="4.7cm" svg:height="1cm" svg:x="11.301cm" svg:y="5.501cm">
          <text:p/>
          <draw:enhanced-geometry svg:viewBox="0 0 21600 21600" draw:path-stretchpoint-x="10800" draw:path-stretchpoint-y="10800" draw:text-areas="?f3 ?f4 ?f5 ?f6" draw:type="round-rectangle" draw:modifiers="8911.88811188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4" draw:layer="layout" svg:x1="14.8cm" svg:y1="6.501cm" svg:x2="10.101cm" svg:y2="9.7cm">
          <text:p/>
        </draw:line>
        <draw:frame draw:style-name="gr8" draw:text-style-name="P8" draw:layer="layout" svg:width="13cm" svg:height="2.247cm" svg:x="14.3cm" svg:y="8.853cm">
          <draw:text-box>
            <text:p text:style-name="P7"><text:span text:style-name="T4">First step</text:span><text:span text:style-name="T5"> : operations are enqueued, waiting to be scheduled for execution in one or more parallel streams, in which each parallel successive operation is executed sequentially, using a fork-join like execution model.</text:span></text:p>
          </draw:text-box>
        </draw:frame>
        <presentation:notes draw:style-name="dp2">
          <draw:page-thumbnail draw:style-name="gr9"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custom-shape draw:style-name="gr1" draw:text-style-name="P1" draw:layer="layout" svg:width="11cm" svg:height="3cm" svg:x="1.5cm" svg:y="6cm">
          <text:p text:style-name="P1"><text:s text:c="2"/><text:s text:c="2"/><text:s text:c="2"/><text:s text:c="2"/><text:s text:c="2"/><text:s text:c="2"/><text:span text:style-name="T1">P</text:span><text:span text:style-name="T1">a</text:span><text:span text:style-name="T1">r</text:span><text:span text:style-name="T1">a</text:span><text:span text:style-name="T1">l</text:span><text:span text:style-name="T1">l</text:span><text:span text:style-name="T1">e</text:span><text:span text:style-name="T1">l</text:span><text:span text:style-name="T1">E</text:span><text:span text:style-name="T1">x</text:span><text:span text:style-name="T1">e</text:span><text:span text:style-name="T1">c</text:span><text:span text:style-name="T1">u</text:span><text:span text:style-name="T1">t</text:span><text:span text:style-name="T1">i</text:span><text:span text:style-name="T1">o</text:span><text:span text:style-name="T1">n</text:span><text:span text:style-name="T1">Q</text:span><text:span text:style-name="T1">u</text:span><text:span text:style-name="T1">e</text:span><text:span text:style-name="T1">u</text:span><text:span text:style-name="T1">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3cm" svg:height="1cm" svg:x="2.9cm" svg:y="7.5cm">
          <text:p text:style-name="P5">par_op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3cm" svg:height="1cm" svg:x="7.1cm" svg:y="7.5cm">
          <text:p text:style-name="P5">par_op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13cm" svg:height="3.195cm" svg:x="14.5cm" svg:y="6cm">
          <draw:text-box>
            <text:p text:style-name="P7"><text:span text:style-name="T4">Seco</text:span><text:span text:style-name="T4">nd </text:span><text:span text:style-name="T4">step</text:span><text:span text:style-name="T5"> </text:span><text:span text:style-name="T5">: </text:span><text:span text:style-name="T5">oper</text:span><text:span text:style-name="T5">ation</text:span><text:span text:style-name="T5">s are </text:span><text:span text:style-name="T5">sche</text:span><text:span text:style-name="T5">dule</text:span><text:span text:style-name="T5">d </text:span><text:span text:style-name="T5">and </text:span><text:span text:style-name="T5">their </text:span><text:span text:style-name="T5">exec</text:span><text:span text:style-name="T5">ution </text:span><text:span text:style-name="T5">migh</text:span><text:span text:style-name="T5">t </text:span><text:span text:style-name="T5">start </text:span><text:span text:style-name="T5">right </text:span><text:span text:style-name="T5">away</text:span><text:span text:style-name="T5">. </text:span><text:span text:style-name="T5">Paral</text:span><text:span text:style-name="T5">lel </text:span><text:span text:style-name="T5">oper</text:span><text:span text:style-name="T5">ation</text:span><text:span text:style-name="T5">s </text:span><text:span text:style-name="T5">may </text:span><text:span text:style-name="T5">be </text:span><text:span text:style-name="T5">sequ</text:span><text:span text:style-name="T5">entia</text:span><text:span text:style-name="T5">lly </text:span><text:span text:style-name="T5">(one </text:span><text:span text:style-name="T5">after </text:span><text:span text:style-name="T5">anot</text:span><text:span text:style-name="T5">her) </text:span><text:span text:style-name="T5">sche</text:span><text:span text:style-name="T5">dule</text:span><text:span text:style-name="T5">d </text:span><text:span text:style-name="T5">follo</text:span><text:span text:style-name="T5">wing </text:span><text:span text:style-name="T5">the </text:span><text:span text:style-name="T5">fork-</text:span><text:span text:style-name="T5">join </text:span><text:span text:style-name="T5">mod</text:span><text:span text:style-name="T5">el in </text:span><text:span text:style-name="T5">a </text:span><text:span text:style-name="T5">singl</text:span><text:span text:style-name="T5">e </text:span><text:span text:style-name="T5">strea</text:span><text:span text:style-name="T5">m. </text:span><text:span text:style-name="T5">Or </text:span><text:span text:style-name="T5">they </text:span><text:span text:style-name="T5">may </text:span><text:span text:style-name="T5">be </text:span><text:span text:style-name="T5">sche</text:span><text:span text:style-name="T5">dule</text:span><text:span text:style-name="T5">d in </text:span><text:span text:style-name="T5">differ</text:span><text:span text:style-name="T5">ent </text:span><text:span text:style-name="T5">strea</text:span><text:span text:style-name="T5">ms </text:span><text:span text:style-name="T5">allow</text:span><text:span text:style-name="T5">ing </text:span><text:span text:style-name="T5">them </text:span><text:span text:style-name="T5">to </text:span><text:span text:style-name="T5">run </text:span><text:span text:style-name="T5">conc</text:span><text:span text:style-name="T5">urren</text:span><text:span text:style-name="T5">tly. </text:span><text:span text:style-name="T5">Deci</text:span><text:span text:style-name="T5">sion </text:span><text:span text:style-name="T5">of </text:span><text:span text:style-name="T5">sche</text:span><text:span text:style-name="T5">dulin</text:span><text:span text:style-name="T5">g </text:span><text:span text:style-name="T5">strat</text:span><text:span text:style-name="T5">egie</text:span><text:span text:style-name="T5">s is </text:span><text:span text:style-name="T5">discu</text:span><text:span text:style-name="T5">ssed </text:span><text:span text:style-name="T5">later.</text:span></text:p>
          </draw:text-box>
        </draw:frame>
        <draw:frame draw:style-name="gr10" draw:text-style-name="P3" draw:layer="layout" svg:width="25cm" svg:height="1.843cm" svg:x="1cm" svg:y="2.843cm">
          <draw:text-box>
            <text:p><text:span text:style-name="T2">…</text:span></text:p>
            <text:p><text:span text:style-name="T2">// asks queue to schedule all enqueued operations in one or more of the predefined execution streams</text:span></text:p>
            <text:p text:style-name="P2"><text:span text:style-name="T3">parallel_execution_queue() &lt;&lt; onika::parallel::flush</text:span><text:span text:style-name="T2"> ;</text:span></text:p>
          </draw:text-box>
        </draw:frame>
        <draw:custom-shape draw:style-name="gr11" draw:text-style-name="P10" draw:layer="layout" svg:width="11cm" svg:height="2.5cm" svg:x="1cm" svg:y="10cm">
          <text:p text:style-name="P1"><text:s text:c="12"/><text:span text:style-name="T1">ParallelExecutionStream #0</text:span></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11cm" svg:height="2.5cm" svg:x="1cm" svg:y="13cm">
          <text:p text:style-name="P1"><text:s text:c="12"/><text:span text:style-name="T1">ParallelExecutionStream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layer="layout" svg:width="3cm" svg:height="1cm" svg:x="1.5cm" svg:y="11.2cm">
          <text:p text:style-name="P5">par_op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layer="layout" svg:width="3cm" svg:height="1cm" svg:x="8.5cm" svg:y="11.2cm">
          <text:p text:style-name="P5">par_op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layer="layout" svg:width="3cm" svg:height="1cm" svg:x="8.4cm" svg:y="14.2cm">
          <text:p text:style-name="P5">par_op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4" draw:layer="layout" svg:x1="11.5cm" svg:y1="12cm" svg:x2="13cm" svg:y2="12.5cm">
          <text:p/>
        </draw:line>
        <draw:line draw:style-name="gr13" draw:text-style-name="P4" draw:layer="layout" svg:x1="11.4cm" svg:y1="14.5cm" svg:x2="13cm" svg:y2="13cm">
          <text:p/>
        </draw:line>
        <draw:frame draw:style-name="gr14" draw:text-style-name="P12" draw:layer="layout" svg:width="1.455cm" svg:height="0.962cm" svg:x="12.5cm" svg:y="12.3cm">
          <draw:text-box>
            <text:p>OR</text:p>
          </draw:text-box>
        </draw:frame>
        <draw:custom-shape draw:style-name="gr15" draw:text-style-name="P13" draw:layer="layout" svg:width="1.5cm" svg:height="2.5cm" svg:x="2.5cm" svg:y="8.5cm">
          <text:p/>
          <draw:enhanced-geometry svg:viewBox="0 0 640 861" draw:text-areas="257 295 414 566" draw:type="non-primitive" draw:enhanced-path="M 640 233 L 221 293 506 12 367 0 29 406 431 347 145 645 99 520 0 861 326 765 209 711 640 233 640 233 Z N"/>
        </draw:custom-shape>
        <draw:custom-shape draw:style-name="gr15" draw:text-style-name="P13" draw:layer="layout" svg:width="1.5cm" svg:height="2.5cm" draw:transform="rotate (0.834441915378489) translate (9cm 9.321cm)">
          <text:p/>
          <draw:enhanced-geometry svg:viewBox="0 0 640 861" draw:text-areas="257 295 414 566" draw:type="non-primitive" draw:enhanced-path="M 640 233 L 221 293 506 12 367 0 29 406 431 347 145 645 99 520 0 861 326 765 209 711 640 233 640 233 Z N"/>
        </draw:custom-shape>
        <draw:frame draw:style-name="gr8" draw:text-style-name="P8" draw:layer="layout" svg:width="13cm" svg:height="3.195cm" svg:x="14.5cm" svg:y="11.405cm">
          <draw:text-box>
            <text:p text:style-name="P7"><text:span text:style-name="T4">ParallelExecutionStream</text:span><text:span text:style-name="T5"> : Is a unified parallel execution scheduling stream, handling both OpenMP (task based or parallel region based) and GPU (Cuda, HIP) parallel kernels. OpenMP and GPU operations may be scheduled in the same stream, each one will execute on the dedicated ressource, waiting for the previous parallel operation to terminate before starting.</text:span></text:p>
          </draw:text-box>
        </draw:frame>
        <presentation:notes draw:style-name="dp1">
          <draw:page-thumbnail draw:style-name="gr9"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stroke-dash draw:name="Dash_20__28_Rounded_29_" draw:display-name="Dash (Rounded)" draw:style="round" draw:dots1="1" draw:dots1-length="201%" draw:distance="1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7T14:44:07.567347211</meta:creation-date>
    <dc:date>2025-03-27T15:49:26.899570825</dc:date>
    <meta:editing-duration>PT33M48S</meta:editing-duration>
    <meta:editing-cycles>4</meta:editing-cycles>
    <meta:generator>LibreOffice/24.2.7.2$Linux_X86_64 LibreOffice_project/420$Build-2</meta:generator>
    <meta:document-statistic meta:object-count="52"/>
  </office:meta>
</office:document-meta>
</file>